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cmd_5f_root">
      <style:text-properties fo:language="en" fo:country="US"/>
    </style:style>
    <style:style style:name="P8" style:family="paragraph" style:parent-style-name="cmd_5f_root">
      <style:text-properties fo:font-size="10.5pt"/>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cmd_5f_code">
      <style:text-properties style:font-name="Courier New" fo:font-size="10.5pt" fo:language="en" fo:country="US"/>
    </style:style>
    <style:style style:name="P12" style:family="paragraph" style:parent-style-name="Default_5f_ntt">
      <style:paragraph-properties fo:text-align="start" style:justify-single-word="false"/>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0">
      <style:text-properties fo:background-color="transparent"/>
    </style:style>
    <style:style style:name="P16" style:family="paragraph" style:parent-style-name="scpi0">
      <style:text-properties fo:background-color="#ffff00"/>
    </style:style>
    <style:style style:name="P17" style:family="paragraph" style:parent-style-name="cmd_5f_code_5f_single">
      <style:text-properties fo:language="en" fo:country="US"/>
    </style:style>
    <style:style style:name="P18" style:family="paragraph" style:parent-style-name="Heading_20_1" style:master-page-name="First_20_Page">
      <style:paragraph-properties style:page-number="auto"/>
    </style:style>
    <style:style style:name="P19" style:family="paragraph" style:parent-style-name="Heading_20_2">
      <style:paragraph-properties fo:break-before="auto" fo:break-after="auto"/>
    </style:style>
    <style:style style:name="P20" style:family="paragraph" style:parent-style-name="List_20_1">
      <style:text-properties officeooo:rsid="00043d34" officeooo:paragraph-rsid="000471c7"/>
    </style:style>
    <style:style style:name="P21" style:family="paragraph" style:parent-style-name="List_20_1">
      <style:text-properties officeooo:rsid="00043d34" officeooo:paragraph-rsid="0005c85c"/>
    </style:style>
    <style:style style:name="P22" style:family="paragraph" style:parent-style-name="List_20_1">
      <style:text-properties officeooo:rsid="0005a902" officeooo:paragraph-rsid="0005a902"/>
    </style:style>
    <style:style style:name="P23" style:family="paragraph" style:parent-style-name="List_20_1">
      <style:text-properties officeooo:paragraph-rsid="00082529"/>
    </style:style>
    <style:style style:name="P24" style:family="paragraph" style:parent-style-name="List_20_1">
      <style:text-properties officeooo:paragraph-rsid="00065c8d"/>
    </style:style>
    <style:style style:name="P25" style:family="paragraph" style:parent-style-name="List_20_1">
      <style:text-properties officeooo:rsid="00094e7f" officeooo:paragraph-rsid="000a8fac"/>
    </style:style>
    <style:style style:name="P2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043d34"/>
    </style:style>
    <style:style style:name="T8" style:family="text">
      <style:text-properties officeooo:rsid="000471c7"/>
    </style:style>
    <style:style style:name="T9" style:family="text">
      <style:text-properties officeooo:rsid="0005a902"/>
    </style:style>
    <style:style style:name="T10" style:family="text">
      <style:text-properties officeooo:rsid="0005c85c"/>
    </style:style>
    <style:style style:name="T11" style:family="text">
      <style:text-properties officeooo:rsid="000a8fac"/>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49959856" text:id="ct49959856">
          <text:insertion>
            <office:change-info>
              <dc:creator>Denis Kotlar</dc:creator>
              <dc:date>2016-11-04T10:08:00</dc:date>
            </office:change-info>
          </text:insertion>
        </text:changed-region>
        <text:changed-region xml:id="ct50465008" text:id="ct50465008">
          <text:insertion>
            <office:change-info>
              <dc:creator>Denis Kotlar</dc:creator>
              <dc:date>2016-11-04T10:08:00</dc:date>
            </office:change-info>
          </text:insertion>
        </text:changed-region>
        <text:changed-region xml:id="ct50564944" text:id="ct50564944">
          <text:insertion>
            <office:change-info>
              <dc:creator>Denis Kotlar</dc:creator>
              <dc:date>2016-11-04T10:08:00</dc:date>
            </office:change-info>
          </text:insertion>
        </text:changed-region>
        <text:changed-region xml:id="ct50566464" text:id="ct50566464">
          <text:insertion>
            <office:change-info>
              <dc:creator>Denis Kotlar</dc:creator>
              <dc:date>2016-11-04T10:08:00</dc:date>
            </office:change-info>
          </text:insertion>
        </text:changed-region>
        <text:changed-region xml:id="ct71907408" text:id="ct71907408">
          <text:insertion>
            <office:change-info>
              <dc:creator>Denis Kotlar</dc:creator>
              <dc:date>2016-12-30T11:05:00</dc:date>
            </office:change-info>
          </text:insertion>
        </text:changed-region>
        <text:changed-region xml:id="ct51169328" text:id="ct51169328">
          <text:insertion>
            <office:change-info>
              <dc:creator>Denis Kotlar</dc:creator>
              <dc:date>2016-11-04T15:12:00</dc:date>
            </office:change-info>
          </text:insertion>
        </text:changed-region>
        <text:changed-region xml:id="ct51055808" text:id="ct51055808">
          <text:insertion>
            <office:change-info>
              <dc:creator>Denis Kotlar</dc:creator>
              <dc:date>2016-11-04T15:15:00</dc:date>
            </office:change-info>
          </text:insertion>
        </text:changed-region>
        <text:changed-region xml:id="ct51055232" text:id="ct51055232">
          <text:insertion>
            <office:change-info>
              <dc:creator>Denis Kotlar</dc:creator>
              <dc:date>2016-11-04T15:17:00</dc:date>
            </office:change-info>
          </text:insertion>
        </text:changed-region>
        <text:changed-region xml:id="ct51170432" text:id="ct51170432">
          <text:insertion>
            <office:change-info>
              <dc:creator>Denis Kotlar</dc:creator>
              <dc:date>2016-11-04T15:11:00</dc:date>
            </office:change-info>
          </text:insertion>
        </text:changed-region>
        <text:changed-region xml:id="ct51183504" text:id="ct51183504">
          <text:insertion>
            <office:change-info>
              <dc:creator>Denis Kotlar</dc:creator>
              <dc:date>2016-11-04T15:12:00</dc:date>
            </office:change-info>
          </text:insertion>
        </text:changed-region>
        <text:changed-region xml:id="ct51178704" text:id="ct51178704">
          <text:insertion>
            <office:change-info>
              <dc:creator>Denis Kotlar</dc:creator>
              <dc:date>2016-11-04T15:11:00</dc:date>
            </office:change-info>
          </text:insertion>
        </text:changed-region>
        <text:changed-region xml:id="ct51186320" text:id="ct51186320">
          <text:insertion>
            <office:change-info>
              <dc:creator>Denis Kotlar</dc:creator>
              <dc:date>2016-11-04T15:12:00</dc:date>
            </office:change-info>
          </text:insertion>
        </text:changed-region>
        <text:changed-region xml:id="ct51173392" text:id="ct51173392">
          <text:insertion>
            <office:change-info>
              <dc:creator>Denis Kotlar</dc:creator>
              <dc:date>2016-11-04T15:20:00</dc:date>
            </office:change-info>
          </text:insertion>
        </text:changed-region>
        <text:changed-region xml:id="ct51247616" text:id="ct51247616">
          <text:insertion>
            <office:change-info>
              <dc:creator>Denis Kotlar</dc:creator>
              <dc:date>2016-11-04T10:09:00</dc:date>
            </office:change-info>
          </text:insertion>
        </text:changed-region>
        <text:changed-region xml:id="ct51249520" text:id="ct51249520">
          <text:insertion>
            <office:change-info>
              <dc:creator>Denis Kotlar</dc:creator>
              <dc:date>2016-11-04T10:09:00</dc:date>
            </office:change-info>
          </text:insertion>
        </text:changed-region>
        <text:changed-region xml:id="ct51246816" text:id="ct51246816">
          <text:insertion>
            <office:change-info>
              <dc:creator>Denis Kotlar</dc:creator>
              <dc:date>2016-11-04T10:09:00</dc:date>
            </office:change-info>
          </text:insertion>
        </text:changed-region>
        <text:changed-region xml:id="ct51253088" text:id="ct51253088">
          <text:insertion>
            <office:change-info>
              <dc:creator>Denis Kotlar</dc:creator>
              <dc:date>2016-11-04T10:09:00</dc:date>
            </office:change-info>
          </text:insertion>
        </text:changed-region>
        <text:changed-region xml:id="ct51255120" text:id="ct51255120">
          <text:insertion>
            <office:change-info>
              <dc:creator>Denis Kotlar</dc:creator>
              <dc:date>2016-11-04T10:09:00</dc:date>
            </office:change-info>
          </text:insertion>
        </text:changed-region>
        <text:changed-region xml:id="ct51257136" text:id="ct51257136">
          <text:insertion>
            <office:change-info>
              <dc:creator>Denis Kotlar</dc:creator>
              <dc:date>2016-11-04T10:09:00</dc:date>
            </office:change-info>
          </text:insertion>
        </text:changed-region>
        <text:changed-region xml:id="ct51260880" text:id="ct51260880">
          <text:insertion>
            <office:change-info>
              <dc:creator>Denis Kotlar</dc:creator>
              <dc:date>2016-11-04T10:09:00</dc:date>
            </office:change-info>
          </text:insertion>
        </text:changed-region>
        <text:changed-region xml:id="ct51259280" text:id="ct51259280">
          <text:insertion>
            <office:change-info>
              <dc:creator>Denis Kotlar</dc:creator>
              <dc:date>2016-11-04T10:09:00</dc:date>
            </office:change-info>
          </text:insertion>
        </text:changed-region>
        <text:changed-region xml:id="ct51264336" text:id="ct51264336">
          <text:insertion>
            <office:change-info>
              <dc:creator>Denis Kotlar</dc:creator>
              <dc:date>2016-11-04T10:09:00</dc:date>
            </office:change-info>
          </text:insertion>
        </text:changed-region>
        <text:changed-region xml:id="ct51260144" text:id="ct51260144">
          <text:insertion>
            <office:change-info>
              <dc:creator>Denis Kotlar</dc:creator>
              <dc:date>2016-11-04T10:09:00</dc:date>
            </office:change-info>
          </text:insertion>
        </text:changed-region>
        <text:changed-region xml:id="ct51267424" text:id="ct51267424">
          <text:insertion>
            <office:change-info>
              <dc:creator>Denis Kotlar</dc:creator>
              <dc:date>2016-11-04T10:09:00</dc:date>
            </office:change-info>
          </text:insertion>
        </text:changed-region>
        <text:changed-region xml:id="ct51272688" text:id="ct51272688">
          <text:insertion>
            <office:change-info>
              <dc:creator>Denis Kotlar</dc:creator>
              <dc:date>2016-11-04T10:09:00</dc:date>
            </office:change-info>
          </text:insertion>
        </text:changed-region>
        <text:changed-region xml:id="ct51302048" text:id="ct51302048">
          <text:insertion>
            <office:change-info>
              <dc:creator>Denis Kotlar</dc:creator>
              <dc:date>2016-11-04T10:09:00</dc:date>
            </office:change-info>
          </text:insertion>
        </text:changed-region>
        <text:changed-region xml:id="ct51303792" text:id="ct51303792">
          <text:insertion>
            <office:change-info>
              <dc:creator>Denis Kotlar</dc:creator>
              <dc:date>2016-11-04T10:09:00</dc:date>
            </office:change-info>
          </text:insertion>
        </text:changed-region>
        <text:changed-region xml:id="ct51305616" text:id="ct51305616">
          <text:insertion>
            <office:change-info>
              <dc:creator>Denis Kotlar</dc:creator>
              <dc:date>2016-11-04T10:09:00</dc:date>
            </office:change-info>
          </text:insertion>
        </text:changed-region>
        <text:changed-region xml:id="ct51308304" text:id="ct51308304">
          <text:insertion>
            <office:change-info>
              <dc:creator>Denis Kotlar</dc:creator>
              <dc:date>2016-11-04T10:09:00</dc:date>
            </office:change-info>
          </text:insertion>
        </text:changed-region>
        <text:changed-region xml:id="ct51310080" text:id="ct51310080">
          <text:insertion>
            <office:change-info>
              <dc:creator>Denis Kotlar</dc:creator>
              <dc:date>2016-11-04T10:09:00</dc:date>
            </office:change-info>
          </text:insertion>
        </text:changed-region>
        <text:changed-region xml:id="ct51311920" text:id="ct51311920">
          <text:insertion>
            <office:change-info>
              <dc:creator>Denis Kotlar</dc:creator>
              <dc:date>2016-11-04T10:09:00</dc:date>
            </office:change-info>
          </text:insertion>
        </text:changed-region>
        <text:changed-region xml:id="ct51315920" text:id="ct51315920">
          <text:insertion>
            <office:change-info>
              <dc:creator>Denis Kotlar</dc:creator>
              <dc:date>2016-11-04T10:09:00</dc:date>
            </office:change-info>
          </text:insertion>
        </text:changed-region>
        <text:changed-region xml:id="ct51313968" text:id="ct51313968">
          <text:insertion>
            <office:change-info>
              <dc:creator>Denis Kotlar</dc:creator>
              <dc:date>2016-11-04T10:09:00</dc:date>
            </office:change-info>
          </text:insertion>
        </text:changed-region>
        <text:changed-region xml:id="ct50372800" text:id="ct50372800">
          <text:insertion>
            <office:change-info>
              <dc:creator>Denis Kotlar</dc:creator>
              <dc:date>2016-11-04T10:09:00</dc:date>
            </office:change-info>
          </text:insertion>
        </text:changed-region>
        <text:changed-region xml:id="ct51255344" text:id="ct51255344">
          <text:insertion>
            <office:change-info>
              <dc:creator>Denis Kotlar</dc:creator>
              <dc:date>2016-11-04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90435517296984160" text:style-name="Outline">
        <text:list-item>
          <text:h text:style-name="P18" text:outline-level="1"><text:bookmark-start text:name="__RefHeading__6099_1338916529"/>Common command reference<text:bookmark-end text:name="__RefHeading__6099_1338916529"/></text:h>
        </text:list-item>
      </text:list>
      <text:p text:style-name="P1">This section summarizes the mandatory subset of IEEE 488.2 commands that is a requirement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5"><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3">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6"><text:change-start text:change-id="ct49959856"/><text:a xlink:type="simple" xlink:href="#trg" text:style-name="Internet_20_link" text:visited-style-name="Visited_20_Internet_20_Link"><text:span text:style-name="T3">*TRG</text:span></text:a><text:change-end text:change-id="ct49959856"/></text:p>
          </table:table-cell>
          <table:table-cell table:style-name="Table147.A2" office:value-type="string">
            <text:p text:style-name="P5"><text:change-start text:change-id="ct50465008"/>Generates a software trigger<text:change-end text:change-id="ct50465008"/></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50564944"/><text:a xlink:type="simple" xlink:href="#wai" text:style-name="Internet_20_link" text:visited-style-name="Visited_20_Internet_20_Link">*WAI</text:a><text:change-end text:change-id="ct50564944"/></text:p>
          </table:table-cell>
          <table:table-cell table:style-name="Table147.A2" office:value-type="string">
            <text:p text:style-name="scpi0"><text:change-start text:change-id="ct50566464"/>Waits until all pending commands are completed<text:change-end text:change-id="ct50566464"/></text:p>
          </table:table-cell>
        </table:table-row>
      </table:table>
      <text:list xml:id="list110743120322729"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7">*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4541556395670559501"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3">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10744160827777" text:continue-list="list110743120322729"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7">*ESE {&lt;value&gt;}</text:p>
            <text:p text:style-name="P7">*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1">A STATus:PRESet command does not clear the bits in the Status Byte register.</text:p>
            <text:p text:style-name="P1"><text:soft-page-break/>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4">"</text:span>Execution error<text:span text:style-name="T4">"</text:span></text:p>
          </table:table-cell>
          <table:covered-table-cell/>
          <table:covered-table-cell/>
          <table:covered-table-cell/>
        </table:table-row>
        <table:table-row table:style-name="Table8.6">
          <table:table-cell table:style-name="Table8.A6" office:value-type="string">
            <text:p text:style-name="P13">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10743748833430" text:continue-numbering="true" text:style-name="Outline">
        <text:list-item>
          <text:list>
            <text:list-item>
              <text:h text:style-name="P19"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7">*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10742564612043" text:continue-numbering="true" text:style-name="Outline">
        <text:list-item>
          <text:list>
            <text:list-item>
              <text:h text:style-name="Heading_20_2" text:outline-level="2"><text:change-start text:change-id="ct71907408"/><text:change-end text:change-id="ct71907408"/>*<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7">*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used CP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9">*IDN?</text:p>
            <text:p text:style-name="cmd_5f_code_20_Start">EEZ,PSU 2/50/03 (Due),00001,M1.0.96 </text:p>
          </table:table-cell>
        </table:table-row>
      </table:table>
      <text:list xml:id="list110743355245846"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7">*OPC</text:p>
            <text:p text:style-name="P7">*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110742887659787" text:continue-list="list4541556395670559501" text:style-name="List_20_1">
              <text:list-item>
                <text:p text:style-name="List_20_1_20_Start"><text:soft-page-break/>All commands sent before *OPC,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10742272227828" text:continue-list="list110743355245846"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7">*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10"/>
          </table:table-cell>
          <table:covered-table-cell/>
          <table:covered-table-cell/>
          <table:covered-table-cell/>
        </table:table-row>
        <table:table-row table:style-name="Table182.6">
          <table:table-cell table:style-name="Table182.A6" office:value-type="string">
            <text:p text:style-name="P1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10742762378328"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7">*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4">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ext:soft-page-break/>
        <table:table-row table:style-name="Table13.4">
          <table:table-cell table:style-name="Table13.A4" office:value-type="string">
            <text:p text:style-name="P1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10743619368536"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7">*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110743998812009" text:continue-list="list110742887659787" text:style-name="List_20_1">
              <text:list-item>
                <text:p text:style-name="List_20_1_20_Start"><office:annotation><dc:creator>Denis Kotlar</dc:creator><dc:date>2016-10-10T12:06:44</dc:date><text:p text:style-name="P26"><text:span text:style-name="T12">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change-start text:change-id="ct51169328"/></text:p>
              </text:list-item>
              <text:list-item>
                <text:p text:style-name="P20">Output track state (<text:span text:style-name="T8">OUTPut:TRACk[:STATe]</text:span>)</text:p>
              </text:list-item>
              <text:list-item>
                <text:p text:style-name="P20">Channel coupling state (INSTrument:COUPle:TRACking)<text:change-end text:change-id="ct51169328"/><text:change-start text:change-id="ct51055808"/></text:p>
              </text:list-item>
              <text:list-item>
                <text:p text:style-name="P22">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P23"><text:span text:style-name="T9">Low ripple auto mode (</text:span><text:a xlink:type="simple" xlink:href="http://www.envox.hr/eez/bench-power-supply/psu-scpi-reference-manual/psu-scpi-subsystem-command-reference/psu-scpi-source.html#sour_lrip_auto" text:style-name="Internet_20_link" text:visited-style-name="Visited_20_Internet_20_Link"><text:span text:style-name="T9">[SOURce[&lt;n&gt;]]:LRIPple:AUTO</text:span></text:a><text:span text:style-name="T9">)</text:span><text:change-end text:change-id="ct51055808"/></text:p>
              </text:list-item>
              <text:list-item>
                <text:p text:style-name="P23">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P24">Output voltage (<text:a xlink:type="simple" xlink:href="http://www.envox.hr/eez/bench-power-supply/psu-scpi-reference-manual/psu-scpi-subsystem-command-reference/psu-scpi-source.html#sour_volt" text:style-name="Internet_20_link" text:visited-style-name="Visited_20_Internet_20_Link">[SOURce[&lt;n&gt;]]:VOLTage</text:a>)<text:change-start text:change-id="ct51055232"/></text:p>
              </text:list-item>
              <text:list-item>
                <text:p text:style-name="P24"><text:change-end text:change-id="ct51055232"/><text:change-start text:change-id="ct51170432"/><text:span text:style-name="T7">Output voltage limit</text:span><text:change-end text:change-id="ct51170432"/><text:change-start text:change-id="ct51183504"/><text:span text:style-name="T7"> (</text:span><text:a xlink:type="simple" xlink:href="http://www.envox.hr/eez/bench-power-supply/psu-scpi-reference-manual/psu-scpi-subsystem-command-reference/psu-scpi-source.html#sour_volt_lim" text:style-name="Internet_20_link" text:visited-style-name="Visited_20_Internet_20_Link"><text:span text:style-name="T7">[SOURce[&lt;n&gt;]]:VOLTage:LIMit</text:span></text:a><text:span text:style-name="T7">)</text:span><text:change-end text:change-id="ct51183504"/></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change-start text:change-id="ct51178704"/></text:p>
              </text:list-item>
              <text:list-item>
                <text:p text:style-name="P21">Output current limit<text:change-end text:change-id="ct51178704"/><text:change-start text:change-id="ct51186320"/> (<text:a xlink:type="simple" xlink:href="http://www.envox.hr/eez/bench-power-supply/psu-scpi-reference-manual/psu-scpi-subsystem-command-reference/psu-scpi-source.html#sour_curr_lim" text:style-name="Internet_20_link" text:visited-style-name="Visited_20_Internet_20_Link"><text:span text:style-name="T10">[SOURce[&lt;n&gt;]]:CURRent:LIMit</text:span></text:a>)<text:change-end text:change-id="ct51186320"/></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P25"><text:change-start text:change-id="ct51173392"/>Output power limit (<text:a xlink:type="simple" xlink:href="http://www.envox.hr/eez/bench-power-supply/psu-scpi-reference-manual/psu-scpi-subsystem-command-reference/psu-scpi-source.html#sour_pow_lim" text:style-name="Internet_20_link" text:visited-style-name="Visited_20_Internet_20_Link"><text:span text:style-name="T11">[SOURce[&lt;n&gt;]]:POWer:LIMit</text:span></text:a>)</text:p>
              </text:list-item>
              <text:list-item>
                <text:p text:style-name="List_20_1"><text:change-end text:change-id="ct51173392"/>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3"/>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4">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text:soft-page-break/>MEMory:STATe:NAME</text:p>
            <text:p text:style-name="Default_5f_ntt">MEMory:STATe:DELete</text:p>
          </table:table-cell>
          <table:covered-table-cell/>
          <table:covered-table-cell/>
          <table:covered-table-cell/>
        </table:table-row>
      </table:table>
      <text:list xml:id="list110742937260376" text:continue-list="list110743619368536"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7">*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the bits are not cleared when it is read.</text:p>
            <text:p text:style-name="P1">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3">Related Commands</text:p>
          </table:table-cell>
          <table:table-cell table:style-name="Table15.A4" office:value-type="string">
            <text:p text:style-name="Standard">*SRE</text:p>
          </table:table-cell>
        </table:table-row>
      </table:table>
      <text:list xml:id="list110743357237103" text:continue-numbering="true" text:style-name="Outline">
        <text:list-item>
          <text:list>
            <text:list-item>
              <text:h text:style-name="Heading_20_2" text:outline-level="2">*<text:bookmark-start text:name="trg"/>TRG<text:bookmark-end text:name="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text:change-start text:change-id="ct51247616"/>Syntax<text:change-end text:change-id="ct51247616"/></text:p>
          </table:table-cell>
          <table:table-cell table:style-name="Table1.A1" office:value-type="string">
            <text:p text:style-name="cmd_5f_root"><text:change-start text:change-id="ct51249520"/>*TRG<text:change-end text:change-id="ct51249520"/></text:p>
          </table:table-cell>
        </table:table-row>
        <table:table-row>
          <table:table-cell table:style-name="Table1.A1" office:value-type="string">
            <text:p text:style-name="Default_5f_ntt"><text:change-start text:change-id="ct51246816"/>Description<text:change-end text:change-id="ct51246816"/></text:p>
          </table:table-cell>
          <table:table-cell table:style-name="Table1.A1" office:value-type="string">
            <text:p text:style-name="P1"><text:change-start text:change-id="ct51253088"/>This command generates a trigger to the trigger subsystem that has selected a bus </text:p>
            <text:p text:style-name="P1">(software) trigger as its source (TRIGger[:SEQuence]:SOURce BUS).<text:change-end text:change-id="ct51253088"/></text:p>
          </table:table-cell>
        </table:table-row>
        <table:table-row>
          <table:table-cell table:style-name="Table1.A1" office:value-type="string">
            <text:p text:style-name="Default_5f_ntt"><text:change-start text:change-id="ct51255120"/>Return<text:change-end text:change-id="ct51255120"/></text:p>
          </table:table-cell>
          <table:table-cell table:style-name="Table1.A1" office:value-type="string">
            <text:p text:style-name="P3"><text:change-start text:change-id="ct51257136"/>None<text:change-end text:change-id="ct51257136"/></text:p>
          </table:table-cell>
        </table:table-row>
        <table:table-row table:style-name="Table1.4">
          <table:table-cell table:style-name="Table1.A4" office:value-type="string">
            <text:p text:style-name="Default_5f_ntt"><text:change-start text:change-id="ct51260880"/><text:span text:style-name="T5">Usage</text:span><text:span text:style-name="T6"> </text:span><text:span text:style-name="T5">example</text:span><text:change-end text:change-id="ct51260880"/></text:p>
          </table:table-cell>
          <table:table-cell table:style-name="Table1.A4" office:value-type="string">
            <text:p text:style-name="P1"><text:change-start text:change-id="ct51259280"/>Generate a trigger operation after 5 seconds:</text:p>
            <text:p text:style-name="cmd_5f_code_20_Start">TRIG:SOUR BUS</text:p>
            <text:p text:style-name="cmd_5f_code">TRIG:DEL 5</text:p>
            <text:p text:style-name="cmd_5f_code">INIT</text:p>
            <text:p text:style-name="P9">*TRG<text:change-end text:change-id="ct51259280"/></text:p>
          </table:table-cell>
        </table:table-row>
        <table:table-row table:style-name="Table1.4">
          <table:table-cell table:style-name="Table1.A4" office:value-type="string">
            <text:p text:style-name="Default_5f_ntt"><text:change-start text:change-id="ct51264336"/>Errors<text:change-end text:change-id="ct51264336"/></text:p>
          </table:table-cell>
          <table:table-cell table:style-name="Table1.A4" office:value-type="string">
            <text:p text:style-name="P9"><text:change-start text:change-id="ct51260144"/>-211, <text:span text:style-name="T4">"</text:span>Trigger ignored<text:span text:style-name="T4">"</text:span></text:p>
            <text:p text:style-name="P11">304,"Incompatible transient modes"</text:p>
            <text:p text:style-name="P11">307,"List lengths are not equivalent"<text:change-end text:change-id="ct51260144"/></text:p>
          </table:table-cell>
        </table:table-row>
        <table:table-row table:style-name="Table1.4">
          <table:table-cell table:style-name="Table1.A4" office:value-type="string">
            <text:p text:style-name="P13"><text:change-start text:change-id="ct51267424"/>Related Commands<text:change-end text:change-id="ct51267424"/></text:p>
          </table:table-cell>
          <table:table-cell table:style-name="Table1.A4" office:value-type="string">
            <text:p text:style-name="Standard"><text:change-start text:change-id="ct51272688"/>*WAI</text:p>
            <text:p text:style-name="Standard">ABORt</text:p>
            <text:p text:style-name="Standard">INITiate</text:p>
            <text:p text:style-name="Standard">TRIGger[:SEQuence]:DELay</text:p>
            <text:p text:style-name="P1">TRIGger[:SEQuence]:SOURce<text:change-end text:change-id="ct51272688"/></text:p>
          </table:table-cell>
        </table:table-row>
      </table:table>
      <text:list xml:id="list110742316196743" text:continue-numbering="true" text:style-name="Outline">
        <text:list-item>
          <text:list>
            <text:list-item>
              <text:h text:style-name="Heading_20_2" text:outline-level="2">*<text:bookmark-start text:name="tst"/>TST<text:bookmark-end text:name="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7">*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any detected errors.</text:p>
            <text:p text:style-name="P1"/>
            <text:p text:style-name="note">Ensure that all terminal connections are removed while the internal self-test is being <text:span text:style-name="T1">performed.</text:span></text:p>
            <text:p text:style-name="P6"/>
            <text:p text:style-name="P6">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self-test. </text:p>
            <text:p text:style-name="P6"><text:soft-page-break/></text:p>
            <text:p text:style-name="P6">If fan is installed and not running this command will start it for the short time to obtain speed information.</text:p>
          </table:table-cell>
        </table:table-row>
        <table:table-row>
          <table:table-cell table:style-name="Table2.A1" office:value-type="string">
            <text:p text:style-name="P1">Return</text:p>
          </table:table-cell>
          <table:table-cell table:style-name="Table2.A1" office:value-type="string">
            <text:p text:style-name="P1">0 or 1 depends of the self-test results.<text:span text:style-name="T3"> See also </text:span><text:a xlink:type="simple" xlink:href="http://www.envox.hr/eez/bench-power-supply/psu-scpi-reference-manual/psu-scpi-subsystem-command-reference/psu-scpi-diagnostic.html#diag_test" text:style-name="Internet_20_link" text:visited-style-name="Visited_20_Internet_20_Link"><text:span text:style-name="T3">DIAGnostic[:INFOrmation]:TEST?</text:span></text:a><text:span text:style-name="T3">.</text:span></text:p>
          </table:table-cell>
        </table:table-row>
        <table:table-row table:style-name="Table2.4">
          <table:table-cell table:style-name="Table2.A4" office:value-type="string">
            <text:p text:style-name="Default_5f_ntt"><text:span text:style-name="T5">Usage</text:span><text:span text:style-name="T6"> </text:span><text:span text:style-name="T5">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9">1</text:p>
          </table:table-cell>
        </table:table-row>
        <table:table-row table:style-name="Table2.4">
          <table:table-cell table:style-name="Table2.A4" office:value-type="string">
            <text:p text:style-name="P13">Related Commands</text:p>
          </table:table-cell>
          <table:table-cell table:style-name="Table2.A4" office:value-type="string">
            <text:p text:style-name="P1">DIAGnostic[:INFOrmation]:TEST?</text:p>
            <text:p text:style-name="P1">SYSTem:BEEP:STATe</text:p>
          </table:table-cell>
        </table:table-row>
      </table:table>
      <text:list xml:id="list110743579218354"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text:change-start text:change-id="ct51302048"/>Syntax<text:change-end text:change-id="ct51302048"/></text:p>
          </table:table-cell>
          <table:table-cell table:style-name="Table3.A1" office:value-type="string">
            <text:p text:style-name="P8"><text:change-start text:change-id="ct51303792"/>*WAI<text:change-end text:change-id="ct51303792"/></text:p>
          </table:table-cell>
        </table:table-row>
        <table:table-row>
          <table:table-cell table:style-name="Table3.A1" office:value-type="string">
            <text:p text:style-name="P1"><text:change-start text:change-id="ct51305616"/>Description<text:change-end text:change-id="ct51305616"/></text:p>
          </table:table-cell>
          <table:table-cell table:style-name="Table3.A1" office:value-type="string">
            <text:p text:style-name="P1"><text:change-start text:change-id="ct51308304"/>Wait-to-Continue Command causes the PSU to wait until all pending commands are completed, before executing any other commands. </text:p>
            <text:p text:style-name="Standard"/>
            <text:p text:style-name="P1">Pending operations are as defined under the *OPC command. <text:change-end text:change-id="ct51308304"/></text:p>
          </table:table-cell>
        </table:table-row>
        <table:table-row>
          <table:table-cell table:style-name="Table3.A1" office:value-type="string">
            <text:p text:style-name="P1"><text:change-start text:change-id="ct51310080"/>Return<text:change-end text:change-id="ct51310080"/></text:p>
          </table:table-cell>
          <table:table-cell table:style-name="Table3.A1" office:value-type="string">
            <text:p text:style-name="P3"><text:change-start text:change-id="ct51311920"/>None<text:change-end text:change-id="ct51311920"/></text:p>
          </table:table-cell>
        </table:table-row>
        <table:table-row table:style-name="Table3.4">
          <table:table-cell table:style-name="Table3.A4" office:value-type="string">
            <text:p text:style-name="Default_5f_ntt"><text:change-start text:change-id="ct51315920"/><text:span text:style-name="T5">Usage</text:span><text:span text:style-name="T6"> </text:span><text:span text:style-name="T5">example</text:span><text:change-end text:change-id="ct51315920"/></text:p>
          </table:table-cell>
          <table:table-cell table:style-name="Table3.A4" office:value-type="string">
            <text:p text:style-name="P1"><text:change-start text:change-id="ct51313968"/>For example, the *WAI command can be used to make a voltage measurement after an OUTPut ON command has completed:</text:p>
            <text:p text:style-name="P17">OUTPut ON;*WAI;:MEASure:VOLTage?<text:change-end text:change-id="ct51313968"/></text:p>
          </table:table-cell>
        </table:table-row>
        <table:table-row table:style-name="Table3.4">
          <table:table-cell table:style-name="Table3.A4" office:value-type="string">
            <text:p text:style-name="P13"><text:change-start text:change-id="ct50372800"/>Related Commands<text:change-end text:change-id="ct50372800"/></text:p>
          </table:table-cell>
          <table:table-cell table:style-name="Table3.A4" office:value-type="string">
            <text:p text:style-name="Standard"><text:change-start text:change-id="ct51255344"/>*OPC<text:change-end text:change-id="ct5125534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92" meta:word-count="1569" meta:character-count="10566" meta:non-whitespace-character-count="9318"/>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